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Jaume, que tal el viaje a Barcelona?</text:p>
      <text:p text:style-name="Standard"/>
      <text:p text:style-name="Standard">Nosotros a tope estudiando y con el trabajo.</text:p>
      <text:p text:style-name="Standard"/>
      <text:p text:style-name="Standard">Animo chicos, ya queda n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21" meta:character-count="112" meta:non-whitespace-character-count="94"/>
    <meta:generator>LibreOfficeDev/6.0.5.2$Linux_X86_64 LibreOffice_project/</meta:generator>
  </office:meta>
</office:document-meta>
</file>